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mic Sans MS1" style:font-size-complex="18pt"/>
    </style:style>
    <style:style style:name="P5" style:family="paragraph"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.3cm" svg:height="1.3cm" svg:x="14.8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2.7cm" svg:x="10.5cm" svg:y="17.1cm">
          <text:p text:style-name="P1"><text:span text:style-name="T1">実行バイナリ</text:span><text:span text:style-name="T1">: sm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6cm" svg:height="7.4cm" svg:x="1.2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09cm" svg:height="2.7cm" svg:x="7.591cm" svg:y="1.2cm">
          <text:p text:style-name="P1"><text:span text:style-name="T1">Small.h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.779cm" svg:y="7.1cm">
          <text:p text:style-name="P1"><text:span text:style-name="T1">rts_support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1cm" svg:height="2.7cm" svg:x="1.779cm" svg:y="10.3cm">
          <text:p text:style-name="P1"><text:span text:style-name="T1">jhc_rts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" draw:id="id1" draw:layer="layout" svg:width="8.1cm" svg:height="2.6cm" svg:x="20.2cm" svg:y="2.1cm">
          <text:p text:style-name="P3"><text:span text:style-name="T1">jhc_print_profile(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7.657cm" svg:y="7.1cm">
          <text:p text:style-name="P1"><text:span text:style-name="T1">stableptr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1cm" svg:height="2.7cm" svg:x="7.649cm" svg:y="10.3cm">
          <text:p text:style-name="P1"><text:span text:style-name="T1">gc_jg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3.527cm" svg:y="7.1cm">
          <text:p text:style-name="P1"><text:span text:style-name="T1">conc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5.502cm" svg:height="2.7cm" svg:x="13.536cm" svg:y="10.3cm">
          <text:p text:style-name="P1"><text:span text:style-name="T1">main_code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6.6cm" svg:height="3.848cm" svg:x="7.1cm" svg:y="3cm">
          <text:p text:style-name="P1"><text:span text:style-name="T1">Ajh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6.6cm" svg:height="4.048cm" svg:x="11.6cm" svg:y="13.552cm">
          <text:p text:style-name="P1"><text:span text:style-name="T1">GCC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3.558cm" svg:height="1.331cm" svg:x="20.742cm" svg:y="1.3cm">
          <draw:text-box>
            <text:p><text:span text:style-name="T1">dummy.c</text:span></text:p>
          </draw:text-box>
        </draw:frame>
        <draw:connector draw:style-name="gr5" draw:text-style-name="P1" draw:layer="layout" draw:type="curve" svg:x1="24.25cm" svg:y1="4.7cm" svg:x2="16.1cm" svg:y2="14.65cm" draw:start-shape="id1" draw:start-glue-point="6" draw:end-shape="id2" draw:end-glue-point="1" svg:d="m24250 4700c0 6634-2716 9950-8150 9950" svg:viewBox="0 0 8151 9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7-31T17:38:45.861790502</dc:date>
    <dc:creator>Okabe Kiwamu</dc:creator>
    <meta:editing-duration>PT51M41S</meta:editing-duration>
    <meta:editing-cycles>67</meta:editing-cycles>
    <meta:generator>LibreOffice/4.1.0.4$Linux_X86_64 LibreOffice_project/410m0$Build-4</meta:generator>
    <meta:document-statistic meta:object-count="15"/>
  </office:meta>
</office:document-meta>
</file>